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Courier" svg:font-family="Courier, 'Courier New'" style:font-family-generic="modern"/>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84cm" fo:margin-left="1.164cm" table:align="left" style:writing-mode="lr-tb"/>
    </style:style>
    <style:style style:name="Tableau1.A" style:family="table-column">
      <style:table-column-properties style:column-width="4.434cm"/>
    </style:style>
    <style:style style:name="Tableau1.B" style:family="table-column">
      <style:table-column-properties style:column-width="11.55cm"/>
    </style:style>
    <style:style style:name="Tableau1.1" style:family="table-row">
      <style:table-row-properties style:keep-together="true" fo:keep-together="auto"/>
    </style:style>
    <style:style style:name="Tableau1.A1" style:family="table-cell">
      <style:table-cell-properties style:vertical-align="bottom" fo:background-color="#cccccc" fo:padding="0.132cm" fo:border-left="0.035cm solid #c0c0c0" fo:border-right="none" fo:border-top="0.035cm solid #c0c0c0" fo:border-bottom="0.035cm solid #c0c0c0" style:writing-mode="lr-tb">
        <style:background-image/>
      </style:table-cell-properties>
    </style:style>
    <style:style style:name="Tableau1.B1" style:family="table-cell">
      <style:table-cell-properties style:vertical-align="bottom" fo:background-color="#cccccc" fo:padding="0cm" fo:border="0.035cm solid #c0c0c0" style:writing-mode="lr-tb">
        <style:background-image/>
      </style:table-cell-properties>
    </style:style>
    <style:style style:name="Tableau1.A2" style:family="table-cell">
      <style:table-cell-properties style:vertical-align="top" fo:background-color="#ffffff" fo:padding="0.132cm" fo:border-left="0.035cm solid #c0c0c0" fo:border-right="none" fo:border-top="0.035cm solid #c0c0c0" fo:border-bottom="0.035cm solid #c0c0c0" style:writing-mode="lr-tb">
        <style:background-image/>
      </style:table-cell-properties>
    </style:style>
    <style:style style:name="Tableau1.B2" style:family="table-cell">
      <style:table-cell-properties style:vertical-align="top" fo:background-color="#ffffff" fo:padding="0cm" fo:border="0.035cm solid #c0c0c0" style:writing-mode="lr-tb">
        <style:background-image/>
      </style:table-cell-properties>
    </style:style>
    <style:style style:name="Tableau2" style:family="table">
      <style:table-properties style:width="16.284cm" fo:margin-left="-0.208cm" table:align="left" style:writing-mode="lr-tb"/>
    </style:style>
    <style:style style:name="Tableau2.A" style:family="table-column">
      <style:table-column-properties style:column-width="16.284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0.035cm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16.284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0.035cm solid #000000" style:writing-mode="lr-tb"/>
    </style:style>
    <style:style style:name="Tableau4" style:family="table">
      <style:table-properties style:width="16.418cm" fo:margin-left="-0.208cm" table:align="left" style:writing-mode="lr-tb"/>
    </style:style>
    <style:style style:name="Tableau4.A" style:family="table-column">
      <style:table-column-properties style:column-width="16.418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0.035cm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16.284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0.035cm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16.284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0.035cm solid #000000" style:writing-mode="lr-tb"/>
    </style:style>
    <style:style style:name="Tableau7" style:family="table">
      <style:table-properties style:width="16.284cm" fo:margin-left="-0.208cm" table:align="left" style:writing-mode="lr-tb"/>
    </style:style>
    <style:style style:name="Tableau7.A" style:family="table-column">
      <style:table-column-properties style:column-width="16.284cm"/>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0.035cm solid #000000" style:writing-mode="lr-tb"/>
    </style:style>
    <style:style style:name="Tableau8" style:family="table">
      <style:table-properties style:width="16.284cm" fo:margin-left="-0.208cm" table:align="left" style:writing-mode="lr-tb"/>
    </style:style>
    <style:style style:name="Tableau8.A" style:family="table-column">
      <style:table-column-properties style:column-width="16.284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0.035cm solid #000000" style:writing-mode="lr-tb"/>
    </style:style>
    <style:style style:name="Tableau9" style:family="table">
      <style:table-properties style:width="16.284cm" fo:margin-left="-0.208cm" table:align="left" style:writing-mode="lr-tb"/>
    </style:style>
    <style:style style:name="Tableau9.A" style:family="table-column">
      <style:table-column-properties style:column-width="16.284cm"/>
    </style:style>
    <style:style style:name="Tableau9.1" style:family="table-row">
      <style:table-row-properties style:keep-together="true" fo:keep-together="auto"/>
    </style:style>
    <style:style style:name="Tableau9.A1" style:family="table-cell">
      <style:table-cell-properties style:vertical-align="top" fo:padding-left="0.191cm" fo:padding-right="0.191cm" fo:padding-top="0cm" fo:padding-bottom="0cm" fo:border="0.035cm solid #000000" style:writing-mode="lr-tb"/>
    </style:style>
    <style:style style:name="Tableau10" style:family="table">
      <style:table-properties style:width="16.284cm" fo:margin-left="-0.208cm" table:align="left" style:writing-mode="lr-tb"/>
    </style:style>
    <style:style style:name="Tableau10.A" style:family="table-column">
      <style:table-column-properties style:column-width="16.284cm"/>
    </style:style>
    <style:style style:name="Tableau10.1" style:family="table-row">
      <style:table-row-properties style:keep-together="true" fo:keep-together="auto"/>
    </style:style>
    <style:style style:name="Tableau10.A1" style:family="table-cell">
      <style:table-cell-properties style:vertical-align="top" fo:padding-left="0.191cm" fo:padding-right="0.191cm" fo:padding-top="0cm" fo:padding-bottom="0cm" fo:border="0.035cm solid #000000" style:writing-mode="lr-tb"/>
    </style:style>
    <style:style style:name="Tableau11" style:family="table">
      <style:table-properties style:width="16.284cm" fo:margin-left="-0.208cm" table:align="left" style:writing-mode="lr-tb"/>
    </style:style>
    <style:style style:name="Tableau11.A" style:family="table-column">
      <style:table-column-properties style:column-width="16.284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0.035cm solid #000000" style:writing-mode="lr-tb"/>
    </style:style>
    <style:style style:name="Tableau12" style:family="table">
      <style:table-properties style:width="16.284cm" fo:margin-left="-0.208cm" table:align="left" style:writing-mode="lr-tb"/>
    </style:style>
    <style:style style:name="Tableau12.A" style:family="table-column">
      <style:table-column-properties style:column-width="16.284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0.035cm solid #000000" style:writing-mode="lr-tb"/>
    </style:style>
    <style:style style:name="Tableau13" style:family="table">
      <style:table-properties style:width="16.284cm" fo:margin-left="-0.208cm" table:align="left" style:writing-mode="lr-tb"/>
    </style:style>
    <style:style style:name="Tableau13.A" style:family="table-column">
      <style:table-column-properties style:column-width="16.284cm"/>
    </style:style>
    <style:style style:name="Tableau13.1" style:family="table-row">
      <style:table-row-properties style:keep-together="true" fo:keep-together="auto"/>
    </style:style>
    <style:style style:name="Tableau13.A1" style:family="table-cell">
      <style:table-cell-properties style:vertical-align="top" fo:padding-left="0.191cm" fo:padding-right="0.191cm" fo:padding-top="0cm" fo:padding-bottom="0cm" fo:border="0.035cm solid #000000" style:writing-mode="lr-tb"/>
    </style:style>
    <style:style style:name="P1" style:family="paragraph" style:parent-style-name="Standard">
      <style:text-properties fo:language="en" fo:country="GB"/>
    </style:style>
    <style:style style:name="P2" style:family="paragraph" style:parent-style-name="Standard">
      <style:paragraph-properties style:snap-to-layout-grid="false"/>
      <style:text-properties fo:language="en" fo:country="GB"/>
    </style:style>
    <style:style style:name="P3" style:family="paragraph" style:parent-style-name="Standard">
      <style:text-properties fo:language="en" fo:country="GB" fo:background-color="#ffff00"/>
    </style:style>
    <style:style style:name="P4" style:family="paragraph" style:parent-style-name="Standard">
      <style:paragraph-properties style:snap-to-layout-grid="false"/>
      <style:text-properties fo:language="en" fo:country="GB" fo:background-color="#ffff00"/>
    </style:style>
    <style:style style:name="P5" style:family="paragraph" style:parent-style-name="Standard">
      <style:paragraph-properties style:line-height-at-least="0.423cm" style:text-autospace="none"/>
    </style:style>
    <style:style style:name="P6" style:family="paragraph" style:parent-style-name="Standard">
      <style:paragraph-properties style:line-height-at-least="0.423cm" style:text-autospace="none"/>
      <style:text-properties fo:color="#000000" style:font-name="Courier" fo:font-size="10pt" fo:language="en" fo:country="GB" style:font-size-asian="10pt" style:font-size-complex="10pt"/>
    </style:style>
    <style:style style:name="P7" style:family="paragraph" style:parent-style-name="Standard">
      <style:text-properties fo:color="#000000" style:font-name="Courier" fo:font-size="10pt" fo:language="en" fo:country="GB" fo:background-color="#ffff00" style:font-size-asian="10pt" style:font-size-complex="10pt"/>
    </style:style>
    <style:style style:name="P8" style:family="paragraph" style:parent-style-name="Standard">
      <style:paragraph-properties style:line-height-at-least="0.423cm" style:text-autospace="none"/>
      <style:text-properties fo:color="#000000" style:font-name="Courier" fo:font-size="10pt" fo:language="en" fo:country="GB" fo:background-color="#ffff00" style:font-size-asian="10pt" style:font-size-complex="10pt"/>
    </style:style>
    <style:style style:name="P9" style:family="paragraph" style:parent-style-name="Standard">
      <style:paragraph-properties style:vertical-align="top"/>
      <style:text-properties fo:color="#000000" style:font-name="Arial" fo:font-size="15pt" fo:language="en" fo:country="GB" fo:font-weight="bold" style:font-size-asian="15pt" style:font-weight-asian="bold" style:font-name-complex="Arial" style:font-size-complex="15pt" style:font-weight-complex="bold"/>
    </style:style>
    <style:style style:name="P10" style:family="paragraph" style:parent-style-name="Standard">
      <style:paragraph-properties fo:line-height="140%" style:vertical-align="top"/>
      <style:text-properties fo:color="#000000" style:font-name="Verdana" fo:font-size="9pt" fo:language="en" fo:country="GB" fo:font-weight="bold" style:font-size-asian="9pt" style:font-weight-asian="bold" style:font-size-complex="9pt" style:font-weight-complex="bold"/>
    </style:style>
    <style:style style:name="P11" style:family="paragraph" style:parent-style-name="Standard">
      <style:paragraph-properties fo:line-height="140%" style:vertical-align="top"/>
      <style:text-properties fo:color="#000000" style:font-name="Verdana" fo:font-size="8pt" fo:language="en" fo:country="GB" style:font-size-asian="8pt" style:font-size-complex="8pt"/>
    </style:style>
    <style:style style:name="P12" style:family="paragraph" style:parent-style-name="Standard">
      <style:paragraph-properties fo:line-height="140%" style:vertical-align="top"/>
      <style:text-properties fo:color="#000000" style:font-name="Courier New" fo:font-size="10pt" fo:language="en" fo:country="GB" style:font-size-asian="10pt" style:font-name-complex="Courier New" style:font-size-complex="10pt"/>
    </style:style>
    <style:style style:name="P13" style:family="paragraph" style:parent-style-name="Standard">
      <style:paragraph-properties fo:line-height="140%" style:vertical-align="top"/>
    </style:style>
    <style:style style:name="P14" style:family="paragraph" style:parent-style-name="Standard">
      <style:paragraph-properties style:text-autospace="none"/>
      <style:text-properties style:font-name="Courier New" fo:font-size="10pt" fo:language="en" fo:country="GB" style:font-size-asian="10pt" style:language-asian="none" style:country-asian="none" style:font-name-complex="Courier New" style:font-size-complex="10pt"/>
    </style:style>
    <style:style style:name="P15" style:family="paragraph" style:parent-style-name="Standard">
      <style:text-properties style:font-name="Courier New" fo:font-size="10pt" fo:language="none" fo:country="none" style:font-size-asian="10pt" style:language-asian="none" style:country-asian="none" style:font-name-complex="Courier New" style:font-size-complex="10pt"/>
    </style:style>
    <style:style style:name="P16" style:family="paragraph" style:parent-style-name="Standard">
      <style:paragraph-properties style:text-autospace="none"/>
      <style:text-properties style:font-name="Courier New" fo:font-size="10pt" fo:language="none" fo:country="none" style:font-size-asian="10pt" style:language-asian="none" style:country-asian="none" style:font-name-complex="Courier New" style:font-size-complex="10pt"/>
    </style:style>
    <style:style style:name="P17" style:family="paragraph" style:parent-style-name="Standard">
      <style:text-properties style:font-name="Courier New" fo:font-size="9pt" fo:language="none" fo:country="none" style:font-size-asian="9pt" style:language-asian="none" style:country-asian="none" style:font-name-complex="Courier New" style:font-size-complex="9pt"/>
    </style:style>
    <style:style style:name="P18" style:family="paragraph" style:parent-style-name="Standard">
      <style:paragraph-properties style:snap-to-layout-grid="false"/>
    </style:style>
    <style:style style:name="P19" style:family="paragraph" style:parent-style-name="Standard">
      <style:paragraph-properties style:text-autospace="none"/>
    </style:style>
    <style:style style:name="P20" style:family="paragraph" style:parent-style-name="Standard">
      <style:text-properties fo:color="#0000ff" style:font-name="Courier New" fo:font-size="9pt" fo:language="en" fo:country="GB" style:font-size-asian="9pt" style:font-size-complex="9pt"/>
    </style:style>
    <style:style style:name="P21" style:family="paragraph" style:parent-style-name="Standard">
      <style:paragraph-properties fo:margin-top="0cm" fo:margin-bottom="0.265cm" fo:line-height="140%" style:vertical-align="top"/>
    </style:style>
    <style:style style:name="P22" style:family="paragraph" style:parent-style-name="Standard">
      <style:paragraph-properties fo:margin-top="0cm" fo:margin-bottom="0.265cm" fo:line-height="140%" style:vertical-align="top"/>
      <style:text-properties fo:color="#000000" style:font-name="Verdana" fo:font-size="8pt" fo:language="en" fo:country="GB" style:font-size-asian="8pt" style:font-size-complex="8pt"/>
    </style:style>
    <style:style style:name="P23" style:family="paragraph" style:parent-style-name="Standard">
      <style:paragraph-properties fo:margin-left="1.27cm" fo:margin-right="0cm" fo:margin-top="0cm" fo:margin-bottom="0.265cm" fo:line-height="140%" fo:text-indent="0cm" style:auto-text-indent="false" style:vertical-align="top"/>
    </style:style>
    <style:style style:name="P24" style:family="paragraph" style:parent-style-name="Standard">
      <style:paragraph-properties fo:margin-left="1.27cm" fo:margin-right="0cm" fo:margin-top="0cm" fo:margin-bottom="0.265cm" fo:line-height="140%" fo:text-indent="0cm" style:auto-text-indent="false" style:vertical-align="top"/>
      <style:text-properties fo:color="#000000" style:font-name="Verdana" fo:font-size="8pt" fo:language="en" fo:country="GB" style:font-size-asian="8pt" style:font-size-complex="8pt"/>
    </style:style>
    <style:style style:name="P25" style:family="paragraph" style:parent-style-name="Standard">
      <style:paragraph-properties fo:margin-top="0.132cm" fo:margin-bottom="0.132cm" style:snap-to-layout-grid="false"/>
      <style:text-properties fo:color="#000066" style:font-name="Verdana" fo:font-size="8.5pt" fo:font-weight="bold" style:font-size-asian="8.5pt" style:font-weight-asian="bold" style:font-size-complex="8.5pt" style:font-weight-complex="bold"/>
    </style:style>
    <style:style style:name="P26" style:family="paragraph" style:parent-style-name="Standard">
      <style:paragraph-properties fo:margin-left="0.026cm" fo:margin-right="0.026cm" fo:text-indent="0cm" style:auto-text-indent="false"/>
    </style:style>
    <style:style style:name="P27" style:family="paragraph" style:parent-style-name="Standard">
      <style:paragraph-properties fo:margin-left="0.026cm" fo:margin-right="0.026cm" fo:text-indent="0cm" style:auto-text-indent="false" style:snap-to-layout-grid="false"/>
    </style:style>
    <style:style style:name="P28" style:family="paragraph" style:parent-style-name="Standard">
      <style:paragraph-properties fo:margin-left="0.026cm" fo:margin-right="0.026cm" fo:text-indent="0cm" style:auto-text-indent="false"/>
      <style:text-properties fo:color="#000000" style:font-name="Verdana" fo:font-size="8.5pt" style:font-size-asian="8.5pt" style:font-size-complex="8.5pt"/>
    </style:style>
    <style:style style:name="P29" style:family="paragraph" style:parent-style-name="Standard">
      <style:paragraph-properties fo:margin-left="0.026cm" fo:margin-right="0.026cm" fo:text-indent="0cm" style:auto-text-indent="false" style:snap-to-layout-grid="false"/>
      <style:text-properties fo:color="#000000" style:font-name="Verdana" fo:font-size="8.5pt" style:font-size-asian="8.5pt" style:font-size-complex="8.5pt"/>
    </style:style>
    <style:style style:name="P30" style:family="paragraph" style:parent-style-name="Standard">
      <style:paragraph-properties fo:margin-left="0.026cm" fo:margin-right="0.026cm" fo:text-indent="0cm" style:auto-text-indent="false"/>
      <style:text-properties fo:color="#000000" style:font-name="Verdana" fo:font-size="8.5pt" fo:language="en" fo:country="GB" style:font-size-asian="8.5pt" style:font-size-complex="8.5pt"/>
    </style:style>
    <style:style style:name="P31" style:family="paragraph" style:parent-style-name="Standard">
      <style:paragraph-properties fo:margin-left="0.026cm" fo:margin-right="0.026cm" fo:text-indent="0cm" style:auto-text-indent="false" style:snap-to-layout-grid="false"/>
      <style:text-properties fo:color="#000000" style:font-name="Verdana" fo:font-size="8.5pt" fo:language="en" fo:country="GB" style:font-size-asian="8.5pt" style:font-size-complex="8.5pt"/>
    </style:style>
    <style:style style:name="P32" style:family="paragraph" style:parent-style-name="Heading_20_2">
      <style:text-properties fo:language="en" fo:country="GB"/>
    </style:style>
    <style:style style:name="P33" style:family="paragraph" style:parent-style-name="Heading_20_1">
      <style:text-properties fo:language="en" fo:country="GB"/>
    </style:style>
    <style:style style:name="P34" style:family="paragraph" style:parent-style-name="Heading_20_1" style:master-page-name="Standard">
      <style:paragraph-properties style:page-number="auto"/>
    </style:style>
    <style:style style:name="T1" style:family="text">
      <style:text-properties fo:language="en" fo:country="GB"/>
    </style:style>
    <style:style style:name="T2" style:family="text">
      <style:text-properties fo:language="en" fo:country="GB" fo:background-color="#ffff00"/>
    </style:style>
    <style:style style:name="T3" style:family="text">
      <style:text-properties style:font-name="Courier New" fo:font-size="10pt" fo:language="en" fo:country="GB" style:font-size-asian="10pt" style:font-name-complex="Courier New" style:font-size-complex="10pt"/>
    </style:style>
    <style:style style:name="T4" style:family="text">
      <style:text-properties style:font-name="Courier New" fo:font-size="10pt" fo:language="en" fo:country="GB" style:font-size-asian="10pt" style:language-asian="none" style:country-asian="none" style:font-name-complex="Courier New" style:font-size-complex="10pt"/>
    </style:style>
    <style:style style:name="T5" style:family="text">
      <style:text-properties style:font-name="Courier New" fo:font-size="10pt" fo:language="none" fo:country="none" style:font-size-asian="10pt" style:language-asian="none" style:country-asian="none" style:font-name-complex="Courier New" style:font-size-complex="10pt"/>
    </style:style>
    <style:style style:name="T6" style:family="text">
      <style:text-properties style:font-name="Courier New" fo:font-size="9pt" fo:language="none" fo:country="none" style:font-size-asian="9pt" style:language-asian="none" style:country-asian="none" style:font-name-complex="Courier New" style:font-size-complex="9pt"/>
    </style:style>
    <style:style style:name="T7" style:family="text">
      <style:text-properties fo:color="#0000ff" style:font-name="Courier New" fo:font-size="10pt" fo:language="en" fo:country="GB" style:font-size-asian="10pt" style:font-name-complex="Courier New" style:font-size-complex="10pt"/>
    </style:style>
    <style:style style:name="T8" style:family="text">
      <style:text-properties fo:color="#0000ff" style:font-name="Courier New" fo:font-size="10pt" fo:language="en" fo:country="GB" style:font-size-asian="10pt" style:language-asian="none" style:country-asian="none" style:font-name-complex="Courier New" style:font-size-complex="10pt"/>
    </style:style>
    <style:style style:name="T9" style:family="text">
      <style:text-properties fo:color="#0000ff" style:font-name="Courier New" fo:font-size="10pt" fo:language="none" fo:country="none" style:font-size-asian="10pt" style:language-asian="none" style:country-asian="none" style:font-name-complex="Courier New" style:font-size-complex="10pt"/>
    </style:style>
    <style:style style:name="T10" style:family="text">
      <style:text-properties fo:color="#0000ff" style:font-name="Courier New" fo:font-size="9pt" fo:language="none" fo:country="none" style:font-size-asian="9pt" style:language-asian="none" style:country-asian="none" style:font-name-complex="Courier New" style:font-size-complex="9pt"/>
    </style:style>
    <style:style style:name="T11" style:family="text">
      <style:text-properties fo:color="#000000" style:font-name="Courier" fo:font-size="10pt" fo:language="en" fo:country="GB" style:font-size-asian="10pt" style:font-size-complex="10pt"/>
    </style:style>
    <style:style style:name="T12" style:family="text">
      <style:text-properties fo:color="#000000" style:font-name="Courier" fo:font-size="10pt" fo:language="en" fo:country="GB" fo:background-color="#ffff00" style:font-size-asian="10pt" style:font-size-complex="10pt"/>
    </style:style>
    <style:style style:name="T13" style:family="text">
      <style:text-properties fo:color="#000000" style:font-name="Verdana" fo:font-size="8pt" fo:language="en" fo:country="GB" style:font-size-asian="8pt" style:font-size-complex="8pt"/>
    </style:style>
    <style:style style:name="T14" style:family="text">
      <style:text-properties fo:color="#000000" style:font-name="Verdana" fo:font-size="8pt" fo:language="en" fo:country="GB" fo:font-style="italic" style:font-size-asian="8pt" style:font-style-asian="italic" style:font-size-complex="8pt" style:font-style-complex="italic"/>
    </style:style>
    <style:style style:name="T15" style:family="text">
      <style:text-properties fo:color="#000000" style:font-name="Verdana" fo:font-size="8.5pt" fo:language="en" fo:country="GB" style:font-size-asian="8.5pt" style:font-size-complex="8.5pt"/>
    </style:style>
    <style:style style:name="T16" style:family="text">
      <style:text-properties fo:color="#000000" style:font-name="Courier New" fo:font-size="10pt" fo:language="en" fo:country="GB" style:font-size-asian="10pt" style:font-name-complex="Courier New" style:font-size-complex="10pt"/>
    </style:style>
    <style:style style:name="T17" style:family="text">
      <style:text-properties fo:color="#000000" style:font-name="Courier New" fo:font-size="10pt" fo:language="en" fo:country="GB" fo:font-style="italic" style:font-size-asian="10pt" style:font-style-asian="italic" style:font-name-complex="Courier New" style:font-size-complex="10pt" style:font-style-complex="italic"/>
    </style:style>
    <style:style style:name="T18" style:family="text">
      <style:text-properties fo:color="#0033cc" style:font-name="Verdana" fo:font-size="8pt" fo:language="en" fo:country="GB" fo:font-weight="bold" style:font-size-asian="8pt" style:font-weight-asian="bold" style:font-size-complex="8pt" style:font-weight-complex="bold"/>
    </style:style>
    <style:style style:name="T19" style:family="text">
      <style:text-properties fo:color="#0033cc" style:font-name="Verdana" fo:font-size="8.5pt" fo:language="en" fo:country="GB" style:font-size-asian="8.5pt" style:font-size-complex="8.5pt"/>
    </style:style>
    <style:style style:name="T20" style:family="text">
      <style:text-properties fo:language="none" fo:country="none"/>
    </style:style>
    <style:style style:name="T21" style:family="text">
      <style:text-properties fo:language="none" fo:country="none" style:language-asian="none" style:country-asian="none"/>
    </style:style>
    <style:style style:name="T22" style:family="text">
      <style:text-properties fo:color="#008000" style:font-name="Courier New" fo:font-size="10pt" fo:language="en" fo:country="GB" style:font-size-asian="10pt" style:language-asian="none" style:country-asian="none" style:font-name-complex="Courier New" style:font-size-complex="10pt"/>
    </style:style>
    <style:style style:name="T23" style:family="text">
      <style:text-properties style:text-line-through-style="solid" style:font-name="Times New (W1)" fo:language="en" fo:country="GB" fo:background-color="#ffff00" style:font-name-complex="Times New (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Signal</text:h>
      <text:h text:style-name="Heading_20_2" text:outline-level="2"><text:span text:style-name="T1">Sc</text:span><text:span text:style-name="T1">enario variable without value (novalue)</text:span></text:h>
      <text:p text:style-name="P1">RexxActivation::run</text:p>
      <text:p text:style-name="P1">RexxInstructionSay::execute</text:p>
      <text:p text:style-name="P1">RexxParseVariable::evaluate</text:p>
      <text:p text:style-name="P1">RexxActivation::handleNovalueEvent</text:p>
      <text:p text:style-name="P1">reportNovalue</text:p>
      <text:p text:style-name="P1">reportCondition</text:p>
      <text:p text:style-name="P1">RexxActivity::raiseCondition</text:p>
      <text:p text:style-name="P1">RexxActivation::trap</text:p>
      <text:p text:style-name="P1"> </text:p>
      <text:p text:style-name="P1">In kernel/platform/window/MiscSystem.cpp</text:p>
      <text:p text:style-name="P1">WinConsoleCtrlHandler</text:p>
      <text:p text:style-name="P1"> </text:p>
      <text:p text:style-name="P1">3.2.0 : </text:p>
      <text:p text:style-name="P1">ProcessLocalActs (variable globale)</text:p>
      <text:p text:style-name="P1"> </text:p>
      <text:p text:style-name="P1">3.3.0 : </text:p>
      <text:p text:style-name="P1">(static) RexxList *Interpreter::interpreterInstances = OREF_NULL;</text:p>
      <text:p text:style-name="Standard"><text:span text:style-name="T1">activeActivities (attri</text:span><text:span text:style-name="T1">bute of InterpreterInstance in kernel\runtime\InterpreterInstance.[hpp|cpp]</text:span></text:p>
      <text:p text:style-name="P1">but also</text:p>
      <text:p text:style-name="Standard"><text:span text:style-name="T3">activeActivities (static attribut</text:span><text:span text:style-name="T3">e of ActivityManager)</text:span></text:p>
      <text:p text:style-name="P1"> </text:p>
      <text:p text:style-name="Standard"><text:span text:style-name="T7">void</text:span><text:span text:style-name="T3"> Interpreter::haltAllActivities()    in interpreter.cpp</text:span></text:p>
      <text:p text:style-name="Standard"><text:span text:style-name="T3">2 ele</text:span><text:span text:style-name="T3">ments in interpreterInstances</text:span></text:p>
      <text:p text:style-name="Standard"><text:span text:style-name="T3">instance &lt;-- </text:span><text:span text:style-name="T3">1st instance</text:span></text:p>
      <text:p text:style-name="Standard"><text:span text:style-name="T3">crash</text:span><text:span text:style-name="T3"> in instance-&gt;haltAllActivities() because instance.activeActivities is NULL</text:span></text:p>
      <text:p text:style-name="P1"> </text:p>
      <text:p text:style-name="Standard">==&gt;</text:p>
      <text:p text:style-name="Standard"><text:span text:style-name="T1">in</text:span><text:span text:style-name="T1"> InterpreterInstance.cpp, modify </text:span><text:span text:style-name="T3">InterpreterInstance::haltAllActivities() to test if activeActivities == NULL</text:span></text:p>
      <text:p text:style-name="Standard"><text:span text:style-name="T3">==&gt; NO</text:span><text:span text:style-name="T3"> ! In fact activeActivities is ALWAYS NULL !</text:span></text:p>
      <text:p text:style-name="P1"> </text:p>
      <text:p text:style-name="Standard"><text:span text:style-name="T1">idem for</text:span><text:span text:style-name="T1"> InterpreterInstance::traceAllActivities</text:span></text:p>
      <text:p text:style-name="P1"> </text:p>
      <text:p text:style-name="P1">ActivityManager::activeActivities</text:p>
      <text:p text:style-name="P1">InterpreterInstance. activeActivities always NULL ?</text:p>
      <text:p text:style-name="P1"> </text:p>
      <text:p text:style-name="P1">ActivityManager::traceAllActivities : defined in .hpp but not in .cpp, and not used</text:p>
      <text:p text:style-name="P1"> </text:p>
      <text:h text:style-name="P33" text:outline-level="1">Exception</text:h>
      <text:h text:style-name="P32" text:outline-level="2">Mark</text:h>
      <text:p text:style-name="P6">I have this sort of general question I keep asking myself while going</text:p>
      <text:p text:style-name="P6">through the extension code and checking that the code returns after</text:p>
      <text:p text:style-name="P6">raising an exception.</text:p>
      <text:p text:style-name="P6"> </text:p>
      <text:p text:style-name="P6">And that is, do we need to be careful to *not* return  NULLOBJECT from</text:p>
      <text:p text:style-name="P6">the external method when an exception is raised?</text:p>
      <text:p text:style-name="P6"> </text:p>
      <text:p text:style-name="P6">Take this scenario which pops up with slight variations quite often:</text:p>
      <text:p text:style-name="P6"> </text:p>
      <text:p text:style-name="P6">RexxMethodX(RexxObjectPtr, some_method ... )</text:p>
      <text:p text:style-name="P6">{</text:p>
      <text:p text:style-name="P6">   RexxObjectPtr ResultObj = NULLOBJECT;</text:p>
      <text:p text:style-name="P6">...</text:p>
      <text:p text:style-name="P6">   if (hResult == S_OK)</text:p>
      <text:p text:style-name="P6">   {</text:p>
      <text:p text:style-name="P6">       ResultObj = Variant2Rexx(context-&gt;threadContext, &amp;sResult);</text:p>
      <text:p text:style-name="P6">   }</text:p>
      <text:p text:style-name="P6">   else</text:p>
      <text:p text:style-name="P6">   {</text:p>
      <text:p text:style-name="P6">     // raise some exception</text:p>
      <text:p text:style-name="P6">   }</text:p>
      <text:p text:style-name="P6">...</text:p>
      <text:p text:style-name="P6">   return ResultObj</text:p>
      <text:p text:style-name="P6">}</text:p>
      <text:p text:style-name="P6"> </text:p>
      <text:p text:style-name="P6">So, in that raise some exception block, should I set ResultObj to</text:p>
      <text:p text:style-name="P6">something other than null.  Or is it okay to just return NULLOBJECT</text:p>
      <text:p text:style-name="P6">since an exception is raised?</text:p>
      <text:p text:style-name="P6"> </text:p>
      <text:p text:style-name="P6">   else</text:p>
      <text:p text:style-name="P6">   {</text:p>
      <text:p text:style-name="P6">     // raise some exception</text:p>
      <text:p text:style-name="P6">       ResultObj = context-&gt;Nil();</text:p>
      <text:p text:style-name="P6">   }</text:p>
      <text:p text:style-name="P6">...</text:p>
      <text:h text:style-name="P32" text:outline-level="2">Rick</text:h>
      <text:p text:style-name="P6">Yes, returning NULLOBJECT when you've raised an exception is just</text:p>
      <text:p text:style-name="P6">fine...and probably recommended.  The checks for "was an exception"</text:p>
      <text:p text:style-name="P6">raised occurs before any check for "was a return value required".</text:p>
      <text:p text:style-name="P6">It's not an error to actually return a value, but that value will be</text:p>
      <text:p text:style-name="P6">ignored because the exception processing will kick in immediately upon</text:p>
      <text:p text:style-name="P6">return.</text:p>
      <text:p text:style-name="P6"> </text:p>
      <text:p text:style-name="P6">One other slightly related point.  If you make a call that triggers an</text:p>
      <text:p text:style-name="P6">exception itself, that exception will be held in a pending state and</text:p>
      <text:p text:style-name="P6">control will be returned to you.  The CheckCondition() operation can</text:p>
      <text:p text:style-name="P6">be used to see if you have a condition in the pending state.  If there</text:p>
      <text:p text:style-name="P6">is a pending condition, that condition will be raised when you return.</text:p>
      <text:p text:style-name="P6"> If you wish to cancel that error condition (i.e., perform the C++</text:p>
      <text:p text:style-name="P6">equivalent of SIGNAL ON SYNTAX), you can call CancelCondition() to</text:p>
      <text:p text:style-name="P6">removing this from the pending state.  If you wish to perform more</text:p>
      <text:p text:style-name="P6"><text:soft-page-break/>elaborate condition handling, GetConditionInfo() and</text:p>
      <text:p text:style-name="P6">DecodeConditionInfo() will allow you to examine the condition object.</text:p>
      <text:p text:style-name="P1"> </text:p>
      <text:h text:style-name="P33" text:outline-level="1">Question on context-&gt;raiseException in 4.0 native APIs</text:h>
      <text:p text:style-name="Standard"><text:a xlink:type="simple" xlink:href="http://sourceforge.net/mailarchive/message.php?msg_name=5d74c5720808082057i640e53d6pddac058951db33c8%40mail.gmail.com"><text:span text:style-name="Internet_20_link"><text:span text:style-name="T1">http://sourceforge.net/mailarchive/message.php?msg_name=5d74c5720808082057i640e53d6pddac058951db33c8%40mail.gmail.com</text:span></text:span></text:a></text:p>
      <text:p text:style-name="P1"> </text:p>
      <text:p text:style-name="P1">Rick, I pretty much think I know the answer to this, but wanted to get<text:line-break/>your take on it.<text:line-break/><text:line-break/>In the old native API that OLEObject was using, when you raised an<text:line-break/>exception in the native code, the native code ended execution at that<text:line-break/>point. This was, I'm sure, because of the longjmp instructions.<text:line-break/>(Which are now removed.)<text:line-break/><text:line-break/>So, code like this in OLEObject:<text:line-break/><text:line-break/>if ( (hResult != S_OK) || (pDispatch == NULL) )<text:line-break/>{<text:line-break/>context-&gt;RaiseException(Rexx_Error_No_OLE_instance);<text:line-break/>}<text:line-break/><text:line-break/>would work fine. Now, if pDispatch is NULL, you get a memory<text:line-break/>exception because the code continues. In ooDialog and WinShell I've<text:line-break/>coded everything to immediately return in the above situation. So, I<text:line-break/>would code the above as:<text:line-break/><text:line-break/>if ( (hResult != S_OK) || (pDispatch == NULL) )<text:line-break/>{<text:line-break/>context-&gt;RaiseException(Rexx_Error_No_OLE_instance);<text:line-break/>return 0;<text:line-break/>}<text:line-break/><text:line-break/>So, I think that is just the way it has to be.<text:line-break/><text:line-break/>But, since you did the original conversion of OLEObject and coded all<text:line-break/>the RaiseExceptions like the first example, I got to wondering if<text:line-break/>maybe you intended the first to work? I think not, but wanted to<text:line-break/>check with you on it.<text:line-break/><text:line-break/>--<text:line-break/>Mark Miesfeld </text:p>
      <text:p text:style-name="P1"> </text:p>
      <text:p text:style-name="Standard"><text:a xlink:type="simple" xlink:href="http://sourceforge.net/mailarchive/message.php?msg_name=33bd05330808090505u2bc813c6le96cc2f852465ac%40mail.gmail.com"><text:span text:style-name="Internet_20_link"><text:span text:style-name="T1">http://sourceforge.net/mailarchive/message.php?msg_name=33bd05330808090505u2bc813c6le96cc2f852465ac%40mail.gmail.com</text:span></text:span></text:a></text:p>
      <text:p text:style-name="P1"> </text:p>
      <text:p text:style-name="P1">The need to return is the correct behavior. There are issues with<text:line-break/>trying to do throw/catch that cross a "foreign code" boundary such is<text:line-break/>the situation whenever we need to call out to unknown elements of<text:line-break/>code, particularly when the intervening code has just been compiled as<text:line-break/>C and not C++. This is pretty much the way it needs to be, so the<text:line-break/>code will need to make a default return of some sort. Lots of time,<text:line-break/><text:soft-page-break/>that can be fairly simple, but if your logic is nested pretty deeply,<text:line-break/>it can be a pain. Another strategy is the use the approach I took in<text:line-break/>the stream library, where all of the entry stubs have a try catch<text:line-break/>block, and the error handling routines use a throw to unwind to the<text:line-break/>beginning.<text:line-break/><text:line-break/>Rick</text:p>
      <text:h text:style-name="P33" text:outline-level="1">Partial fix for ctrl-c handling</text:h>
      <text:p text:style-name="Standard"><text:span text:style-name="T1">"partial" beca</text:span><text:span text:style-name="T1">use according to Rick, some work remains to do under Unix :</text:span></text:p>
      <text:p text:style-name="P1"/>
      <text:p text:style-name="P1">[Rick]</text:p>
      <text:p text:style-name="P6">I thnk I have something I'm reasonably happy with for ctrl-C behavior</text:p>
      <text:p text:style-name="P6">on Windows, but I'm not sure how to get the same effect on unix.</text:p>
      <text:p text:style-name="P6">Essentially, Interpreter::haltAllActivities() will detect if there is</text:p>
      <text:p text:style-name="P6">a previous halt condition pending and will pass bypass trapping the</text:p>
      <text:p text:style-name="P5"><text:span text:style-name="T11">condition if this is a "second try" at breaking the program.  </text:span><text:span text:style-name="T12">I'm not</text:span></text:p>
      <text:p text:style-name="P8">sure how to accomplish this with the unix signal handlers, so if</text:p>
      <text:p text:style-name="P8">somebody could look at the code SystemInterpreter.cpp and help out, we</text:p>
      <text:p text:style-name="P7">can make this behave the same.</text:p>
      <text:h text:style-name="P32" text:outline-level="2">MSDN</text:h>
      <text:p text:style-name="P9">SetConsoleCtrlHandler Function</text:p>
      <text:p text:style-name="P21"><text:span text:style-name="T13">Adds or removes an application-defined </text:span><text:a xlink:type="simple" xlink:href="http://msdn.microsoft.com/en-us/library/ms683242(VS.85).aspx"><text:span text:style-name="Internet_20_link"><text:span text:style-name="T18">HandlerRoutine</text:span></text:span></text:a><text:span text:style-name="T13"> function from the list of handler functions for the calling process.</text:span></text:p>
      <text:p text:style-name="P22">If no handler function is specified, the function sets an inheritable attribute that determines whether the calling process ignores CTRL+C signals.</text:p>
      <text:p text:style-name="P10">Syntax</text:p>
      <text:p text:style-name="P11">C++</text:p>
      <text:p text:style-name="P12">BOOL WINAPI SetConsoleCtrlHandler(</text:p>
      <text:p text:style-name="P13"><text:span text:style-name="T16">  __in_opt  PHANDLER_ROUTINE </text:span><text:span text:style-name="T17">HandlerRoutine</text:span><text:span text:style-name="T16">,</text:span></text:p>
      <text:p text:style-name="P13"><text:span text:style-name="T16">  __in      BOOL </text:span><text:span text:style-name="T17">Add</text:span></text:p>
      <text:p text:style-name="P12">);</text:p>
      <text:p text:style-name="P10">Parameters</text:p>
      <text:p text:style-name="P13"><text:span text:style-name="T14">HandlerRoutine</text:span><text:span text:style-name="T13"> [in, optional] </text:span></text:p>
      <text:p text:style-name="P23"><text:span text:style-name="T13">A pointer to the application-defined </text:span><text:a xlink:type="simple" xlink:href="http://msdn.microsoft.com/en-us/library/ms683242(VS.85).aspx"><text:span text:style-name="Internet_20_link"><text:span text:style-name="T18">HandlerRoutine</text:span></text:span></text:a><text:span text:style-name="T13"> function to be added or removed. This parameter can be NULL. </text:span></text:p>
      <text:p text:style-name="P13"><text:span text:style-name="T14">Add</text:span><text:span text:style-name="T13"> [in] </text:span></text:p>
      <text:p text:style-name="P24">If this parameter is TRUE, the handler is added; if it is FALSE, the handler is removed. </text:p>
      <text:p text:style-name="P23"><text:span text:style-name="T13">If the </text:span><text:span text:style-name="T14">HandlerRoutine</text:span><text:span text:style-name="T13"> parameter is NULL, a TRUE value causes the calling process to ignore CTRL+C input, and a FALSE value restores normal processing of CTRL+C input. This attribute of ignoring or processing CTRL+C is inherited by child processes.</text:span></text:p>
      <text:p text:style-name="P10">Return Value</text:p>
      <text:p text:style-name="P22">If the function succeeds, the return value is nonzero.</text:p>
      <text:p text:style-name="P21"><text:span text:style-name="T13">If the function fails, the return value is zero. To get extended error information, call </text:span><text:a xlink:type="simple" xlink:href="http://msdn.microsoft.com/en-us/library/ms679360(VS.85).aspx"><text:span text:style-name="Internet_20_link"><text:span text:style-name="T18">GetLastError</text:span></text:span></text:a><text:span text:style-name="T13">.</text:span></text:p>
      <table:table table:name="Tableau1" table:style-name="Tableau1">
        <table:table-column table:style-name="Tableau1.A"/>
        <table:table-column table:style-name="Tableau1.B"/>
        <table:table-row table:style-name="Tableau1.1">
          <table:table-cell table:style-name="Tableau1.A1" office:value-type="string">
            <text:p text:style-name="P25">Value</text:p>
          </table:table-cell>
          <table:table-cell table:style-name="Tableau1.B1" office:value-type="string">
            <text:p text:style-name="P25">Meaning</text:p>
          </table:table-cell>
        </table:table-row>
        <table:table-row table:style-name="Tableau1.1">
          <table:table-cell table:style-name="Tableau1.A2" office:value-type="string">
            <text:p text:style-name="P29">CTRL_C_EVENT </text:p>
            <text:p text:style-name="P28">0</text:p>
          </table:table-cell>
          <table:table-cell table:style-name="Tableau1.B2" office:value-type="string">
            <text:p text:style-name="P27"><text:span text:style-name="T15">A CTRL+C signal was received, either from keyboard input or from a signal generated by the </text:span><text:a xlink:type="simple" xlink:href="http://msdn.microsoft.com/en-us/library/ms683155(VS.85).aspx"><text:span text:style-name="Strong_20_Emphasis"><text:span text:style-name="T19">GenerateConsoleCtrlEvent</text:span></text:span></text:a><text:span text:style-name="T15"> function.</text:span></text:p>
          </table:table-cell>
        </table:table-row>
        <table:table-row table:style-name="Tableau1.1">
          <table:table-cell table:style-name="Tableau1.A2" office:value-type="string">
            <text:p text:style-name="P29">CTRL_BREAK_EVENT </text:p>
            <text:p text:style-name="P28">1</text:p>
          </table:table-cell>
          <table:table-cell table:style-name="Tableau1.B2" office:value-type="string">
            <text:p text:style-name="P27"><text:span text:style-name="T15">A CTRL+BREAK signal was received, either from keyboard input or from a signal generated by </text:span><text:span text:style-name="Strong_20_Emphasis"><text:span text:style-name="T15">GenerateConsoleCtrlEvent</text:span></text:span><text:span text:style-name="T15">.</text:span></text:p>
          </table:table-cell>
        </table:table-row>
        <table:table-row table:style-name="Tableau1.1">
          <table:table-cell table:style-name="Tableau1.A2" office:value-type="string">
            <text:p text:style-name="P29">CTRL_CLOSE_EVENT </text:p>
            <text:p text:style-name="P28">2</text:p>
          </table:table-cell>
          <table:table-cell table:style-name="Tableau1.B2" office:value-type="string">
            <text:p text:style-name="P27"><text:span text:style-name="T15">A signal that the system sends to all processes attached to a console when the user closes the console (either by clicking </text:span><text:span text:style-name="Strong_20_Emphasis"><text:span text:style-name="T15">Close</text:span></text:span><text:span text:style-name="T15"> on the console </text:span><text:soft-page-break/><text:span text:style-name="T15">window's window menu, or by clicking the </text:span><text:span text:style-name="Strong_20_Emphasis"><text:span text:style-name="T15">End Task</text:span></text:span><text:span text:style-name="T15"> button command from Task Manager).</text:span></text:p>
          </table:table-cell>
        </table:table-row>
        <table:table-row table:style-name="Tableau1.1">
          <table:table-cell table:style-name="Tableau1.A2" office:value-type="string">
            <text:p text:style-name="P29">CTRL_LOGOFF_EVENT </text:p>
            <text:p text:style-name="P28">5</text:p>
          </table:table-cell>
          <table:table-cell table:style-name="Tableau1.B2" office:value-type="string">
            <text:p text:style-name="P31">A signal that the system sends to all console processes when a user is logging off. This signal does not indicate which user is logging off, so no assumptions can be made.</text:p>
            <text:p text:style-name="P30">Note that this signal is received only by services. Interactive applications are terminated at logoff, so they are not present when the system sends this signal.</text:p>
          </table:table-cell>
        </table:table-row>
        <table:table-row table:style-name="Tableau1.1">
          <table:table-cell table:style-name="Tableau1.A2" office:value-type="string">
            <text:p text:style-name="P29">CTRL_SHUTDOWN_EVENT </text:p>
            <text:p text:style-name="P28">6</text:p>
          </table:table-cell>
          <table:table-cell table:style-name="Tableau1.B2" office:value-type="string">
            <text:p text:style-name="P27"><text:span text:style-name="T15">A signal that the system sends when the system is shutting down. Interactive applications are not present by the time the system sends this signal, therefore it can be received only be services in this situation. Services also have their own notification mechanism for shutdown events. For more information, see </text:span><text:a xlink:type="simple" xlink:href="http://msdn.microsoft.com/en-us/library/ms683240(VS.85).aspx"><text:span text:style-name="Strong_20_Emphasis"><text:span text:style-name="T19">Handler</text:span></text:span></text:a><text:span text:style-name="T15">.</text:span></text:p>
            <text:p text:style-name="P26"><text:span text:style-name="T15">This signal can also be generated by an application using </text:span><text:span text:style-name="Strong_20_Emphasis"><text:span text:style-name="T15">GenerateConsoleCtrlEvent</text:span></text:span><text:span text:style-name="T15">.</text:span></text:p>
          </table:table-cell>
        </table:table-row>
      </table:table>
      <text:p text:style-name="P1"> </text:p>
      <text:h text:style-name="Heading_20_2" text:outline-level="2"><text:span text:style-name="T21">SystemInterpreter::exceptionConsole (windows only)</text:span></text:h>
      <text:p text:style-name="P19"><text:span text:style-name="T4"><text:s text:c="4"/></text:span><text:span text:style-name="T22">/* Ignore Ctrl+C if console is running in console */</text:span></text:p>
      <text:p text:style-name="P19"><text:span text:style-name="T4"><text:s text:c="4"/></text:span><text:span text:style-name="T8">if</text:span><text:span text:style-name="T4"> (exceptionConsole)</text:span></text:p>
      <text:p text:style-name="P14"><text:s text:c="4"/>{</text:p>
      <text:p text:style-name="P14"><text:s text:c="8"/>GenerateConsoleCtrlEvent(CTRL_BREAK_EVENT, exceptionHostProcessId);</text:p>
      <text:p text:style-name="P19"><text:span text:style-name="T4"><text:s text:c="8"/></text:span><text:span text:style-name="T8">return</text:span><text:span text:style-name="T4"> </text:span><text:span text:style-name="T8">true</text:span><text:span text:style-name="T4">; <text:s text:c="2"/></text:span><text:span text:style-name="T22">/* ignore signal */</text:span></text:p>
      <text:p text:style-name="P19"><text:span text:style-name="T4"><text:s text:c="4"/></text:span><text:span text:style-name="T5">}</text:span></text:p>
      <text:p text:style-name="Standard"/>
      <text:p text:style-name="Standard">Occurences (idem pour <text:span text:style-name="T5">exceptionHostProcessId) </text:span>:</text:p>
      <text:p text:style-name="Standard">SystemCommands.cpp</text:p>
      <text:p text:style-name="Standard"><text:tab/><text:span text:style-name="T5">systemCommandHandler</text:span></text:p>
      <text:p text:style-name="Standard"><text:span text:style-name="T5"><text:tab/><text:tab/></text:span><text:span text:style-name="T6">positionne exceptionConsole à false</text:span></text:p>
      <text:p text:style-name="Standard"><text:span text:style-name="T6"><text:tab/><text:tab/>si cmd.exe trouvé dans la commande alors exceptionConsole=true</text:span></text:p>
      <text:p text:style-name="P17"><text:tab/><text:tab/>execute la commande</text:p>
      <text:p text:style-name="Standard"><text:span text:style-name="T6"><text:tab/><text:tab/>remet exceptionConsole à false</text:span></text:p>
      <text:p text:style-name="Standard">SystemInterpreter.cpp</text:p>
      <text:p text:style-name="P19"><text:span text:style-name="T9"><text:tab/>bool</text:span><text:span text:style-name="T5"> SystemInterpreter::exceptionConsole = </text:span><text:span text:style-name="T9">false</text:span><text:span text:style-name="T5">;</text:span></text:p>
      <text:p text:style-name="P16"><text:tab/>SystemInterpreter::processSignal</text:p>
      <text:p text:style-name="P16"><text:tab/><text:tab/>si exceptionConsole == true alors ignore le signal</text:p>
      <text:p text:style-name="Standard">SystemInterpreter.hpp</text:p>
      <text:p text:style-name="Standard"><text:tab/><text:span text:style-name="T10">static</text:span><text:span text:style-name="T6"> </text:span><text:span text:style-name="T10">bool</text:span><text:span text:style-name="T6"> exceptionConsole; (déclaration dans classe SystemInterpreter)</text:span></text:p>
      <text:p text:style-name="Standard"/>
      <text:p text:style-name="Standard"/>
      <text:p text:style-name="Standard">A propos de <text:span text:style-name="T5">GenerateConsoleCtrlEvent :</text:span></text:p>
      <text:p text:style-name="Standard"><text:span text:style-name="T5">MSDN : le paramètre dwProcessGroupId n'est pas utilisé si c'est le signal CTRL_C_EVENT (0) qui est envoyé. Hors c'est justement ce qui se passe dans SystemInterpreter::processSignal...</text:span></text:p>
      <text:p text:style-name="P15"/>
      <text:p text:style-name="Standard"><text:span text:style-name="T5">Dans </text:span>SystemCommands.cpp, il y a utilisation du flag CREATE_NEW_PROCESS_GROUP lors de la création </text:p>
      <text:h text:style-name="Heading_20_2" text:outline-level="2">interpreter/api/ContextApi.hpp</text:h>
      <table:table table:name="Tableau2" table:style-name="Tableau2">
        <table:table-column table:style-name="Tableau2.A"/>
        <table:table-row table:style-name="Tableau2.1">
          <table:table-cell table:style-name="Tableau2.A1" office:value-type="string">
            <text:p text:style-name="P2">class ApiContext</text:p>
            <text:p text:style-name="P1">{</text:p>
            <text:p text:style-name="P1">public:</text:p>
            <text:p text:style-name="P1">    /**</text:p>
            <text:p text:style-name="P1">     * Initialize an API context from a thread context.</text:p>
            <text:p text:style-name="P1">     *</text:p>
            <text:p text:style-name="P1"><text:soft-page-break/>     * @param c      The source context.</text:p>
            <text:p text:style-name="P1">     */</text:p>
            <text:p text:style-name="P1">    inline ApiContext(RexxThreadContext *c)</text:p>
            <text:p text:style-name="P1">    {</text:p>
            <text:p text:style-name="P1">        activity = contextToActivity(c);</text:p>
            <text:p text:style-name="P1">        context = activity-&gt;getApiContext();</text:p>
            <text:p text:style-name="Standard"><text:span text:style-name="T1">        </text:span><text:span text:style-name="T2">context-&gt;enableConditionTraps();</text:span></text:p>
            <text:p text:style-name="P1">        // go acquire the kernel lock and take care of nesting</text:p>
            <text:p text:style-name="P1">        activity-&gt;enterCurrentThread();</text:p>
            <text:p text:style-name="P1">    }</text:p>
            <text:p text:style-name="P1"> </text:p>
            <text:p text:style-name="P1"> </text:p>
            <text:p text:style-name="P1">    /**</text:p>
            <text:p text:style-name="P1">     * Initialize an API context from a thread context.</text:p>
            <text:p text:style-name="P1">     * this is a nonblocking context.  The extra argument allows</text:p>
            <text:p text:style-name="P1">     * the overloads to work</text:p>
            <text:p text:style-name="P1">     *</text:p>
            <text:p text:style-name="P1">     * @param c      The source context.</text:p>
            <text:p text:style-name="P1">     */</text:p>
            <text:p text:style-name="P1">    inline ApiContext(RexxThreadContext *c, bool blocking)</text:p>
            <text:p text:style-name="P1">    {</text:p>
            <text:p text:style-name="P1">        activity = contextToActivity(c);</text:p>
            <text:p text:style-name="P1">        context = activity-&gt;getApiContext();</text:p>
            <text:p text:style-name="Standard"><text:span text:style-name="T1">        </text:span><text:span text:style-name="T2">context-&gt;enableConditionTraps();</text:span></text:p>
            <text:p text:style-name="P1">        // this does not acquire the lock</text:p>
            <text:p text:style-name="P1">    }</text:p>
            <text:p text:style-name="P1"> </text:p>
            <text:p text:style-name="P1">    /**</text:p>
            <text:p text:style-name="P1">     * Initialize an API context from a call context.</text:p>
            <text:p text:style-name="P1">     *</text:p>
            <text:p text:style-name="P1">     * @param c      The source context.</text:p>
            <text:p text:style-name="P1">     */</text:p>
            <text:p text:style-name="P1">    inline ApiContext(RexxCallContext *c)</text:p>
            <text:p text:style-name="P1">    {</text:p>
            <text:p text:style-name="P1">        activity = contextToActivity(c);</text:p>
            <text:p text:style-name="P1">        context = contextToActivation(c);</text:p>
            <text:p text:style-name="Standard"><text:span text:style-name="T1">        </text:span><text:span text:style-name="T2">context-&gt;enableConditionTraps();</text:span></text:p>
            <text:p text:style-name="P1">        // go acquire the kernel lock and take care of nesting</text:p>
            <text:p text:style-name="P1">        activity-&gt;enterCurrentThread();</text:p>
            <text:p text:style-name="P1">    }</text:p>
            <text:p text:style-name="P1"> </text:p>
            <text:p text:style-name="P1">    /**</text:p>
            <text:p text:style-name="P1">     * Initialize an API context from an exit context.</text:p>
            <text:p text:style-name="P1">     *</text:p>
            <text:p text:style-name="P1">     * @param c      The source context.</text:p>
            <text:p text:style-name="P1">     */</text:p>
            <text:p text:style-name="P1">    inline ApiContext(RexxExitContext *c)</text:p>
            <text:p text:style-name="P1">    {</text:p>
            <text:p text:style-name="P1">        activity = contextToActivity(c);</text:p>
            <text:p text:style-name="P1">        context = contextToActivation(c);</text:p>
            <text:p text:style-name="Standard"><text:soft-page-break/><text:span text:style-name="T1">        </text:span><text:span text:style-name="T2">context-&gt;enableConditionTraps();</text:span></text:p>
            <text:p text:style-name="P1">        // go acquire the kernel lock and take care of nesting</text:p>
            <text:p text:style-name="P1">        activity-&gt;enterCurrentThread();</text:p>
            <text:p text:style-name="P1">    }</text:p>
            <text:p text:style-name="P1"> </text:p>
            <text:p text:style-name="P1">    /**</text:p>
            <text:p text:style-name="P1">     * Initialize an API context from a method context.</text:p>
            <text:p text:style-name="P1">     *</text:p>
            <text:p text:style-name="P1">     * @param c      The source context.</text:p>
            <text:p text:style-name="P1">     */</text:p>
            <text:p text:style-name="P1">    inline ApiContext(RexxMethodContext *c)</text:p>
            <text:p text:style-name="P1">    {</text:p>
            <text:p text:style-name="P1">        activity = contextToActivity(c);</text:p>
            <text:p text:style-name="P1">        context = contextToActivation(c);</text:p>
            <text:p text:style-name="Standard"><text:span text:style-name="T1">        </text:span><text:span text:style-name="T2">context-&gt;enableConditionTraps();</text:span></text:p>
            <text:p text:style-name="P1">        // go acquire the kernel lock and take care of nesting</text:p>
            <text:p text:style-name="P1">        activity-&gt;enterCurrentThread();</text:p>
            <text:p text:style-name="P1">    }</text:p>
            <text:p text:style-name="P1"> </text:p>
            <text:p text:style-name="P1">    /**</text:p>
            <text:p text:style-name="P1">     * Destructor for an API context.  Releases the interpreter</text:p>
            <text:p text:style-name="P1">     * access lock on exit.</text:p>
            <text:p text:style-name="P1">     */</text:p>
            <text:p text:style-name="P1">    inline ~ApiContext()</text:p>
            <text:p text:style-name="P1">    {</text:p>
            <text:p text:style-name="Standard"><text:span text:style-name="T1">        </text:span><text:span text:style-name="T2">context-&gt;disableConditionTraps();</text:span></text:p>
            <text:p text:style-name="P1">        activity-&gt;exitCurrentThread();</text:p>
            <text:p text:style-name="P1">    }</text:p>
          </table:table-cell>
        </table:table-row>
      </table:table>
      <text:p text:style-name="P1"> </text:p>
      <text:h text:style-name="P32" text:outline-level="2">interpreter/concurrency/RexxActivity.cpp</text:h>
      <table:table table:name="Tableau3" table:style-name="Tableau3">
        <table:table-column table:style-name="Tableau3.A"/>
        <table:table-row table:style-name="Tableau3.1">
          <table:table-cell table:style-name="Tableau3.A1" office:value-type="string">
            <text:p text:style-name="P2">bool RexxActivity::halt(RexxString *d)</text:p>
            <text:p text:style-name="P1">{</text:p>
            <text:p text:style-name="P1">                                       /* get the current activation        */</text:p>
            <text:p text:style-name="P1">    RexxActivation *activation = currentRexxFrame;</text:p>
            <text:p text:style-name="P1">                                       /* got an activation?                */</text:p>
            <text:p text:style-name="P1">    if (activation != NULL)</text:p>
            <text:p text:style-name="P1">    {</text:p>
            <text:p text:style-name="P1">        // please make it stop :-)</text:p>
            <text:p text:style-name="Standard"><text:span text:style-name="T1">        </text:span><text:span text:style-name="T2">return activation-&gt;halt(d);</text:span></text:p>
            <text:p text:style-name="P1">    }</text:p>
            <text:p text:style-name="Standard"><text:span text:style-name="T1">    </text:span><text:span text:style-name="T2">return true;</text:span></text:p>
          </table:table-cell>
        </table:table-row>
      </table:table>
      <text:p text:style-name="P1"> </text:p>
      <table:table table:name="Tableau4" table:style-name="Tableau4">
        <table:table-column table:style-name="Tableau4.A"/>
        <table:table-row table:style-name="Tableau4.1">
          <table:table-cell table:style-name="Tableau4.A1" office:value-type="string">
            <text:p text:style-name="P2">void RexxActivity::raisePropagate(</text:p>
            <text:p text:style-name="P1">    RexxDirectory *conditionObj )      /* condition descriptive information */</text:p>
            <text:p text:style-name="P1">/******************************************************************************/</text:p>
            <text:p text:style-name="P1">/* Function:   Propagate a condition down the chain of activations            */</text:p>
            <text:p text:style-name="P1">/<text:soft-page-break/>******************************************************************************/</text:p>
            <text:p text:style-name="P1">{</text:p>
            <text:p text:style-name="P1">                                         /* get the condition                 */</text:p>
            <text:p text:style-name="P1">    RexxString *condition = (RexxString *)conditionObj-&gt;at(OREF_CONDITION);</text:p>
            <text:p text:style-name="P1"> </text:p>
            <text:p text:style-name="P1">    RexxList *traceback = OREF_NULL;       /* traceback information             */</text:p>
            <text:p text:style-name="P1">    /* propagating syntax errors?        */</text:p>
            <text:p text:style-name="P1">    if (condition-&gt;strCompare(CHAR_SYNTAX))</text:p>
            <text:p text:style-name="P1">    {</text:p>
            <text:p text:style-name="P1">        /* get the traceback                 */</text:p>
            <text:p text:style-name="P1">        traceback = (RexxList *)conditionObj-&gt;at(OREF_TRACEBACK);</text:p>
            <text:p text:style-name="P1">    }</text:p>
            <text:p text:style-name="P1">    RexxActivationBase *activation = getTopStackFrame(); /* get the current activation        */</text:p>
            <text:p text:style-name="P1"> </text:p>
            <text:p text:style-name="P1">    /* loop to the top of the stack      */</text:p>
            <text:p text:style-name="Standard"><text:span text:style-name="T1">    while (activation != OREF_NULL  </text:span><text:span text:style-name="T23">&amp;&amp; !activation-&gt;isStackBase()</text:span><text:span text:style-name="T1">)</text:span></text:p>
            <text:p text:style-name="P1">    {</text:p>
            <text:p text:style-name="P1">        /* give this one a chance to trap    */</text:p>
            <text:p text:style-name="P1">        /* (will never return for trapped    */</text:p>
            <text:p text:style-name="Standard"><text:span text:style-name="T1">        </text:span>/* PROPAGATE conditions)             */</text:p>
            <text:p text:style-name="Standard">        activation-&gt;trap(condition, conditionObj);</text:p>
            <text:p text:style-name="Standard">        <text:span text:style-name="T1">/* this is a propagated condition    */</text:span></text:p>
            <text:p text:style-name="P1">        conditionObj-&gt;put(TheTrueObject, OREF_PROPAGATED);</text:p>
            <text:p text:style-name="P1">        if ((traceback != TheNilObject) &amp;&amp; (((RexxActivation*)activation)-&gt;getIndent() &lt; MAX_TRACEBACK_LIST))</text:p>
            <text:p text:style-name="P1">        {</text:p>
            <text:p text:style-name="P1">            activation-&gt;traceBack(traceback);/* add this to the traceback info    */</text:p>
            <text:p text:style-name="P1">        }</text:p>
            <text:p text:style-name="Standard"><text:span text:style-name="T1">        </text:span><text:span text:style-name="T2">// if we've unwound to the stack base and not been trapped, we need</text:span></text:p>
            <text:p text:style-name="P3">        // to fall through to the kill processing.  The stackbase should have trapped</text:p>
            <text:p text:style-name="P3">        // this.  We never cleanup the stackbase activation though.</text:p>
            <text:p text:style-name="P3">        if (activation-&gt;isStackBase())</text:p>
            <text:p text:style-name="P3">        {</text:p>
            <text:p text:style-name="P3">            break;</text:p>
            <text:p text:style-name="P3">        }</text:p>
            <text:p text:style-name="P1">        // clean up this stack frame</text:p>
            <text:p text:style-name="P1">        popStackFrame(activation);</text:p>
            <text:p text:style-name="P1">        activation = this-&gt;getTopStackFrame(); /* get the sender's sender           */</text:p>
            <text:p text:style-name="P1">    }</text:p>
            <text:p text:style-name="P1">    /* now kill the activity, using the  */</text:p>
            <text:p text:style-name="P1">    this-&gt;kill(conditionObj);            /* imbedded description object       */</text:p>
            <text:p text:style-name="P1">}</text:p>
          </table:table-cell>
        </table:table-row>
      </table:table>
      <text:p text:style-name="P1"> </text:p>
      <text:h text:style-name="P32" text:outline-level="2">interpreter/execution/RexxActivation.cpp</text:h>
      <table:table table:name="Tableau5" table:style-name="Tableau5">
        <table:table-column table:style-name="Tableau5.A"/>
        <table:table-row table:style-name="Tableau5.1">
          <table:table-cell table:style-name="Tableau5.A1" office:value-type="string">
            <text:p text:style-name="P4">/**</text:p>
            <text:p text:style-name="P3"> * Halt the activation</text:p>
            <text:p text:style-name="P3"> *</text:p>
            <text:p text:style-name="P3"> * @param description</text:p>
            <text:p text:style-name="P3"><text:soft-page-break/> *               The description for the halt condition (if any).</text:p>
            <text:p text:style-name="P3"> *</text:p>
            <text:p text:style-name="P3"> * @return true if this halt was recognized, false if there is a</text:p>
            <text:p text:style-name="P3"> *         previous halt condition still to be processed.</text:p>
            <text:p text:style-name="P3"> */</text:p>
            <text:p text:style-name="P3">bool RexxActivation::halt(RexxString *description )</text:p>
            <text:p text:style-name="P3">{</text:p>
            <text:p text:style-name="P3">    // if there's no halt condition pending, set this</text:p>
            <text:p text:style-name="P3">    if ((settings.flags&amp;halt_condition) == 0)</text:p>
            <text:p text:style-name="P3">    {</text:p>
            <text:p text:style-name="P3">                                             /* store the description             */</text:p>
            <text:p text:style-name="P3">        this-&gt;settings.halt_description = description;</text:p>
            <text:p text:style-name="P3">                                             /* turn on the HALT flag             */</text:p>
            <text:p text:style-name="P3">        this-&gt;settings.flags |= halt_condition;</text:p>
            <text:p text:style-name="P3">                                             /* turn on clause boundary checking  */</text:p>
            <text:p text:style-name="P3">        this-&gt;settings.flags |= clause_boundary;</text:p>
            <text:p text:style-name="P3">        return true;</text:p>
            <text:p text:style-name="P3">    }</text:p>
            <text:p text:style-name="P3">    else</text:p>
            <text:p text:style-name="P3">    {</text:p>
            <text:p text:style-name="P3">        // we're not in a good position to process this</text:p>
            <text:p text:style-name="P3">        return false;</text:p>
            <text:p text:style-name="P3">    }</text:p>
          </table:table-cell>
        </table:table-row>
      </table:table>
      <text:p text:style-name="P1"> </text:p>
      <text:h text:style-name="P32" text:outline-level="2">interpreter/execution/RexxActivation.hpp</text:h>
      <table:table table:name="Tableau6" table:style-name="Tableau6">
        <table:table-column table:style-name="Tableau6.A"/>
        <table:table-row table:style-name="Tableau6.1">
          <table:table-cell table:style-name="Tableau6.A1" office:value-type="string">
            <text:p text:style-name="P18"><text:span text:style-name="T1"> </text:span><text:span text:style-name="T2">bool</text:span><text:span text:style-name="T1">              halt(RexxString *);</text:span></text:p>
          </table:table-cell>
        </table:table-row>
      </table:table>
      <text:p text:style-name="P1"> </text:p>
      <text:h text:style-name="P32" text:outline-level="2">interpreter/execution/RexxNativeActivation.hpp</text:h>
      <table:table table:name="Tableau7" table:style-name="Tableau7">
        <table:table-column table:style-name="Tableau7.A"/>
        <table:table-row table:style-name="Tableau7.1">
          <table:table-cell table:style-name="Tableau7.A1" office:value-type="string">
            <text:p text:style-name="P2">class RexxNativeActivation : public RexxActivationBase</text:p>
            <text:p text:style-name="P1">{</text:p>
            <text:p text:style-name="P1"> public:</text:p>
            <text:p text:style-name="P1">...</text:p>
            <text:p text:style-name="Standard"><text:span text:style-name="T1">  </text:span><text:span text:style-name="T2">void enableConditionTraps() { trapErrors = true; trapConditions = true; }</text:span></text:p>
            <text:p text:style-name="P3">  void disableConditionTraps() { trapErrors = false; trapConditions = false; }</text:p>
          </table:table-cell>
        </table:table-row>
      </table:table>
      <text:p text:style-name="P1"> </text:p>
      <text:h text:style-name="P32" text:outline-level="2">interpreter/platform/unix/SystemInterpreter.cpp</text:h>
      <table:table table:name="Tableau8" table:style-name="Tableau8">
        <table:table-column table:style-name="Tableau8.A"/>
        <table:table-row table:style-name="Tableau8.1">
          <table:table-cell table:style-name="Tableau8.A1" office:value-type="string">
            <text:p text:style-name="P2">&lt;suppression des #if0 #endif&gt;</text:p>
          </table:table-cell>
        </table:table-row>
      </table:table>
      <text:p text:style-name="P1"> </text:p>
      <text:h text:style-name="P32" text:outline-level="2">interpreter/platform/windows/SystelInterpreter.cpp</text:h>
      <table:table table:name="Tableau9" table:style-name="Tableau9">
        <table:table-column table:style-name="Tableau9.A"/>
        <table:table-row table:style-name="Tableau9.1">
          <table:table-cell table:style-name="Tableau9.A1" office:value-type="string">
            <text:p text:style-name="P2">bool SystemInterpreter::processSignal(DWORD dwCtrlType)</text:p>
            <text:p text:style-name="P1">{</text:p>
            <text:p text:style-name="P1">    /* Ignore Ctrl+C if console is running in console */</text:p>
            <text:p text:style-name="P1">    if (exceptionConsole)</text:p>
            <text:p text:style-name="P1">    {</text:p>
            <text:p text:style-name="P1">        GenerateConsoleCtrlEvent(CTRL_BREAK_EVENT, exceptionHostProcessId);</text:p>
            <text:p text:style-name="P1"><text:soft-page-break/>        return true;   /* ignore signal */</text:p>
            <text:p text:style-name="P1">    }</text:p>
            <text:p text:style-name="P1"> </text:p>
            <text:p text:style-name="P1">    if (exceptionHostProcess)</text:p>
            <text:p text:style-name="P1">    {</text:p>
            <text:p text:style-name="P1">        GenerateConsoleCtrlEvent(CTRL_C_EVENT, exceptionHostProcessId);</text:p>
            <text:p text:style-name="P1">        TerminateProcess(exceptionHostProcess, -1);</text:p>
            <text:p text:style-name="P1">    }</text:p>
            <text:p text:style-name="Standard"><text:span text:style-name="T1">    </text:span><text:span text:style-name="T2">// if this is a ctrl_C, try to halt all of the activities.  If we hit this</text:span></text:p>
            <text:p text:style-name="P3">    // in a situation where we still have one pending, then we'll allow the system</text:p>
            <text:p text:style-name="P3">    // to kill the process.</text:p>
            <text:p text:style-name="P1">    if (dwCtrlType == CTRL_C_EVENT)</text:p>
            <text:p text:style-name="P1">    {</text:p>
            <text:p text:style-name="Standard"><text:span text:style-name="T1">        </text:span><text:span text:style-name="T2">return Interpreter::haltAllActivities();</text:span></text:p>
            <text:p text:style-name="P1">    }</text:p>
            <text:p text:style-name="P1">    return true;      /* ignore signal */</text:p>
            <text:p text:style-name="P1">}</text:p>
          </table:table-cell>
        </table:table-row>
      </table:table>
      <text:p text:style-name="P1"> </text:p>
      <text:h text:style-name="P32" text:outline-level="2">interpreter/runtime/Interpreter.cpp</text:h>
      <table:table table:name="Tableau10" table:style-name="Tableau10">
        <table:table-column table:style-name="Tableau10.A"/>
        <table:table-row table:style-name="Tableau10.1">
          <table:table-cell table:style-name="Tableau10.A1" office:value-type="string">
            <text:p text:style-name="P18"><text:span text:style-name="T2">bool</text:span><text:span text:style-name="T1"> Interpreter::haltAllActivities()</text:span></text:p>
            <text:p text:style-name="P1">{</text:p>
            <text:p text:style-name="P1">    ResourceSection lock;</text:p>
            <text:p text:style-name="Standard"><text:span text:style-name="T1">    </text:span><text:span text:style-name="T2">bool result = true;</text:span></text:p>
            <text:p text:style-name="P1"> </text:p>
            <text:p text:style-name="P1">    for (size_t listIndex = interpreterInstances-&gt;firstIndex() ;</text:p>
            <text:p text:style-name="P1">         listIndex != LIST_END;</text:p>
            <text:p text:style-name="P1">         listIndex = interpreterInstances-&gt;nextIndex(listIndex) )</text:p>
            <text:p text:style-name="P1">    {</text:p>
            <text:p text:style-name="P1">                                         /* Get the next message object to    */</text:p>
            <text:p text:style-name="P1">                                         /*process                            */</text:p>
            <text:p text:style-name="P1">        InterpreterInstance *instance = (InterpreterInstance *)interpreterInstances-&gt;getValue(listIndex);</text:p>
            <text:p text:style-name="P1">        // halt every thing</text:p>
            <text:p text:style-name="Standard"><text:span text:style-name="T1">        </text:span><text:span text:style-name="T2">result = result &amp;&amp; instance-&gt;haltAllActivities();</text:span></text:p>
            <text:p text:style-name="P1">    }</text:p>
            <text:p text:style-name="Standard"><text:span text:style-name="T1">    </text:span><text:span text:style-name="T2">return result;</text:span></text:p>
            <text:p text:style-name="P1">}</text:p>
          </table:table-cell>
        </table:table-row>
      </table:table>
      <text:p text:style-name="P1"> </text:p>
      <text:h text:style-name="P32" text:outline-level="2">interpreter/runtime/Interpreter.hpp</text:h>
      <table:table table:name="Tableau11" table:style-name="Tableau11">
        <table:table-column table:style-name="Tableau11.A"/>
        <table:table-row table:style-name="Tableau11.1">
          <table:table-cell table:style-name="Tableau11.A1" office:value-type="string">
            <text:p text:style-name="P18"><text:span text:style-name="T1">static </text:span><text:span text:style-name="T2">bool</text:span><text:span text:style-name="T1"> haltAllActivities();</text:span></text:p>
          </table:table-cell>
        </table:table-row>
      </table:table>
      <text:p text:style-name="P1"> </text:p>
      <text:h text:style-name="P32" text:outline-level="2">interpreter/runtime/InterpreterInstance.cpp</text:h>
      <table:table table:name="Tableau12" table:style-name="Tableau12">
        <table:table-column table:style-name="Tableau12.A"/>
        <table:table-row table:style-name="Tableau12.1">
          <table:table-cell table:style-name="Tableau12.A1" office:value-type="string">
            <text:p text:style-name="P18"><text:span text:style-name="T2">bool</text:span><text:span text:style-name="T1"> InterpreterInstance::haltAllActivities()</text:span></text:p>
            <text:p text:style-name="P1">{</text:p>
            <text:p text:style-name="Standard"><text:span text:style-name="T1">    </text:span><text:span text:style-name="T2">bool result = true;</text:span></text:p>
            <text:p text:style-name="P1">    for (size_t listIndex = allActivities-&gt;firstIndex() ;</text:p>
            <text:p text:style-name="P1"><text:soft-page-break/>         listIndex != LIST_END;</text:p>
            <text:p text:style-name="P1">         listIndex = allActivities-&gt;nextIndex(listIndex) )</text:p>
            <text:p text:style-name="P1">    {</text:p>
            <text:p text:style-name="P1">                                         /* Get the next message object to    */</text:p>
            <text:p text:style-name="P1">                                         /*process                            */</text:p>
            <text:p text:style-name="P1">        RexxActivity *activity = (RexxActivity *)allActivities-&gt;getValue(listIndex);</text:p>
            <text:p text:style-name="P1">        // only halt the active ones</text:p>
            <text:p text:style-name="P1">        if (activity-&gt;isActive())</text:p>
            <text:p text:style-name="P1">        {</text:p>
            <text:p text:style-name="Standard"><text:span text:style-name="T1">            </text:span><text:span text:style-name="T2">result = result &amp;&amp;</text:span><text:span text:style-name="T1"> activity-&gt;halt(OREF_NULL);</text:span></text:p>
            <text:p text:style-name="P1">        }</text:p>
            <text:p text:style-name="P1">    }</text:p>
            <text:p text:style-name="Standard"><text:span text:style-name="T1">    </text:span><text:span text:style-name="T2">return result;</text:span></text:p>
            <text:p text:style-name="P1">}</text:p>
          </table:table-cell>
        </table:table-row>
      </table:table>
      <text:p text:style-name="P1"> </text:p>
      <text:h text:style-name="P32" text:outline-level="2">interpreter/runtime/InterpreterInstance.hpp</text:h>
      <table:table table:name="Tableau13" table:style-name="Tableau13">
        <table:table-column table:style-name="Tableau13.A"/>
        <table:table-row table:style-name="Tableau13.1">
          <table:table-cell table:style-name="Tableau13.A1" office:value-type="string">
            <text:p text:style-name="P18"><text:span text:style-name="T1"> </text:span><text:span text:style-name="T2">bool</text:span><text:span text:style-name="T1"> haltAllActivities();</text:span></text:p>
          </table:table-cell>
        </table:table-row>
      </table:table>
      <text:p text:style-name="P1"> </text:p>
      <text:p text:style-name="P1"> </text:p>
      <text:h text:style-name="P33" text:outline-level="1">Ctr-C</text:h>
      <text:p text:style-name="Standard"><text:a xlink:type="simple" xlink:href="http://snakesthatbite.blogspot.com/2010/09/cpython-threading-interrupting.html"><text:span text:style-name="Internet_20_link"><text:span text:style-name="T1">http://snakesthatbite.blogspot.com/2010/09/cpython-threading-interrupting.html</text:span></text:span></text:a></text:p>
      <text:p text:style-name="P1"/>
      <text:h text:style-name="P33" text:outline-level="1">StackFrame</text:h>
      <text:p text:style-name="P1">Used in test/trunk/framework/oorexxunit.cls</text:p>
      <text:p text:style-name="P1"/>
      <text:p text:style-name="P1">rev 5059</text:p>
      <text:p text:style-name="P1"/>
      <text:p text:style-name="P20">::method line</text:p>
      <text:p text:style-name="P20"><text:s text:c="2"/>expose lineNumber conditionObject</text:p>
      <text:p text:style-name="P20"/>
      <text:p text:style-name="P20"><text:s text:c="2"/>if lineNumber \== .nil then return lineNumber</text:p>
      <text:p text:style-name="P20"><text:s text:c="2"/>else return self~conditionObjLineNumber</text:p>
      <text:p text:style-name="P20"/>
      <text:p text:style-name="P20">/** conditionObjLineNumber()</text:p>
      <text:p text:style-name="P20"><text:s/>* Given an object, will return the line number of a syntax exception, if the</text:p>
      <text:p text:style-name="P20"><text:s/>* object is a condition object for a syntax exception. <text:s/>Othewise returns -1.</text:p>
      <text:p text:style-name="P20"><text:s/>*/</text:p>
      <text:p text:style-name="P20">::method conditionObjLineNumber</text:p>
      <text:p text:style-name="P20"><text:s text:c="2"/>expose conditionObject testName</text:p>
      <text:p text:style-name="P20"/>
      <text:p text:style-name="P20"><text:s text:c="2"/>lineNumber = -1</text:p>
      <text:p text:style-name="P20"/>
      <text:p text:style-name="P20"><text:s text:c="2"/>if isConditionObj(conditionObject) then do</text:p>
      <text:p text:style-name="P20"><text:s text:c="4"/>if conditionObject~stackFrames~isA(.list) then do</text:p>
      <text:p text:style-name="P20"><text:s text:c="6"/>do frame over conditionObject~stackFrames</text:p>
      <text:p text:style-name="P20"><text:s text:c="10"/>if frame~name~caselessEquals(testName) then do</text:p>
      <text:p text:style-name="P20"><text:s text:c="15"/>return frame~line</text:p>
      <text:p text:style-name="P20"><text:s text:c="10"/>end</text:p>
      <text:p text:style-name="P20"><text:s text:c="6"/>end</text:p>
      <text:p text:style-name="P20"><text:s text:c="6"/>return -1</text:p>
      <text:p text:style-name="P20"><text:s text:c="4"/>end</text:p>
      <text:p text:style-name="P20"><text:s text:c="4"/>else if conditionObject~condition == "SYNTAX" then do</text:p>
      <text:p text:style-name="P20"><text:s text:c="6"/>lineNumber = conditionObject~position</text:p>
      <text:p text:style-name="P20"><text:s text:c="4"/>end</text:p>
      <text:p text:style-name="P20"><text:s text:c="2"/>end</text:p>
      <text:p text:style-name="P20"/>
      <text:p text:style-name="P20"><text:s text:c="2"/>return lineNumber</text:p>
      <text:p text:style-name="P1"/>
      <text:h text:style-name="P33" text:outline-level="1">What happens on NewBuffer() if the kernel is out of memory</text:h>
      <text:h text:style-name="P32" text:outline-level="2">Mark</text:h>
      <text:p text:style-name="P1">For this snippet of API code:<text:line-break/><text:line-break/>   // Set up for the DialogControl CSelf.<text:line-break/>   RexxBufferObject cdcBuf = c-&gt;NewBuffer(sizeof(CDialogControl));<text:line-break/>   if ( cdcBuf == NULLOBJECT )<text:line-break/>   {<text:line-break/>       outOfMemoryException(context);<text:line-break/>       goto done_out;<text:line-break/>   }<text:line-break/><text:line-break/>If the interpreter is out of memory, will it already have raised an<text:line-break/>exception if it can't get the memory it needs for the new buffer?  In<text:line-break/>other words, is my raising an exception redundent and I could just do<text:line-break/>this:<text:line-break/><text:line-break/>   RexxBufferObject cdcBuf = c-&gt;NewBuffer(sizeof(CDialogControl));<text:line-break/>   if ( cdcBuf == NULLOBJECT )<text:line-break/>   {<text:line-break/>       goto done_out;<text:line-break/>   }<text:line-break/><text:line-break/>Related to this, I tried following the code, but this syntax stumps me:<text:line-break/><text:line-break/>inline RexxBuffer *new_buffer(size_t s) { return new (s) RexxBuffer; }<text:line-break/><text:line-break/>I don't follow what new (s) RexxBuffer means.  The (s) in front of<text:line-break/>RexxBuffer throws me.  Seems like it should be new RexxBuffer(s) ?</text:p>
      <text:h text:style-name="P32" text:outline-level="2">Rick</text:h>
      <text:p text:style-name="P1">Yes, the interpreter will have already raised an out of memory<text:line-break/>exception for you, which is held pending until your return.</text:p>
      <text:h text:style-name="P32" text:outline-level="2">Rick</text:h>
      <text:p text:style-name="P1">One more thing I should add.  If an out-of-memory exception does<text:line-break/>occur, the resulting error is handled using try/catch logic in the<text:line-break/>interpreter, so you'll not see any allocation failure checks at any of<text:line-break/>the places that request objects.  That's all managed by the syntax<text:line-break/>handing mechanism, so if a failure does occur, the new call will not<text:line-break/>return.<text:line-break/><text:line-break/>The propagation of the errors will stop at any active API call stub.<text:line-break/>Thus in the NewBuffer() API stub:<text:line-break/><text:line-break/><text:line-break/><text:soft-page-break/>RexxBufferObject RexxEntry NewBuffer(RexxThreadContext *c, size_t l)<text:line-break/>{<text:line-break/>   ApiContext context(c);<text:line-break/>   try<text:line-break/>   {<text:line-break/>       return (RexxBufferObject)context.ret((RexxObject *)new_buffer(l));<text:line-break/>   }<text:line-break/>   catch (RexxNativeActivation *)<text:line-break/>   {<text:line-break/>   }<text:line-break/>   return NULLOBJECT;<text:line-break/>}<text:line-break/><text:line-break/>An out-of-memory error will return to the catch() clause and a NULL<text:line-break/>value is returned by default.  Back in the API code, you'll see a NULL<text:line-break/>return value and the CheckCondition() API will return true, indicating<text:line-break/>there is a pending condition active for this context.  If you return<text:line-break/>from your method or routine without calling ClearCondition(), that<text:line-break/>syntax error will be reraised at that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Courier" svg:font-family="Courier, 'Courier New'" style:font-family-generic="modern"/>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7:43:00</meta:creation-date>
    <dc:creator>JLFaucher</dc:creator>
    <dc:date>2010-11-06T18:04:00</dc:date>
    <meta:editing-cycles>16</meta:editing-cycles>
    <meta:editing-duration>PT09H46M00S</meta:editing-duration>
    <meta:document-statistic meta:table-count="13" meta:image-count="0" meta:object-count="0" meta:page-count="17" meta:paragraph-count="472" meta:word-count="2587" meta:character-count="20704"/>
    <meta:generator>OpenOffice.org/3.2$Win32 OpenOffice.org_project/320m18$Build-9502</meta:generator>
  </office:meta>
</office:document-meta>
</file>